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svg:stroke-color="#000000" draw:fill="none" draw:fill-color="#a7ccd9" draw:textarea-horizontal-align="justify" draw:textarea-vertical-align="top" draw:auto-grow-height="true" fo:min-height="1.067cm" fo:min-width="2.266cm" fo:padding-top="0.13cm" fo:padding-bottom="0.13cm" fo:padding-left="0.25cm" fo:padding-right="0.25cm" fo:wrap-option="no-wrap" draw:shadow="hidden" draw:shadow-color="#9797b7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text:enable-numbering="false" fo:margin-left="0cm" fo:margin-right="0cm" fo:text-indent="0cm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style:style style:name="T6" style:family="text">
      <style:text-properties fo:color="#545472"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9.001cm" svg:y1="5.897cm" svg:x2="10.76cm" svg:y2="1.945cm">
          <text:p/>
        </draw:line>
        <draw:custom-shape draw:style-name="gr10" draw:text-style-name="P6" draw:layer="layout" svg:width="1.593cm" svg:height="1.401cm" svg:x="14.338cm" svg:y="10.089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787cm" svg:y1="5.022cm" svg:x2="9.792cm" svg:y2="6.715cm">
          <text:p/>
        </draw:line>
        <draw:custom-shape draw:style-name="gr12" draw:text-style-name="P3" draw:layer="layout" svg:width="1.408cm" svg:height="1.41cm" svg:x="9.829cm" svg:y="5.841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96cm" svg:y1="5.876cm" svg:x2="10.532cm" svg:y2="9.994cm">
          <text:p/>
        </draw:line>
        <draw:line draw:style-name="gr11" draw:text-style-name="P1" draw:layer="layout" svg:x1="14.351cm" svg:y1="9.08cm" svg:x2="14.356cm" svg:y2="10.773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2.766cm" svg:height="1.327cm" svg:x="1.254cm" svg:y="2.264cm">
          <text:p text:style-name="P7"><text:span text:style-name="T6">[1,0,0]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2.766cm" svg:height="1.327cm" svg:x="7.275cm" svg:y="4.23cm">
          <text:p text:style-name="P7"><text:span text:style-name="T6">[1,2,0]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8T18:48:23</dc:date>
    <dc:creator>Alberto Montresor</dc:creator>
    <meta:editing-duration>PT28M50S</meta:editing-duration>
    <meta:editing-cycles>8</meta:editing-cycles>
    <meta:generator>OpenOffice.org/3.3$Unix OpenOffice.org_project/330m20$Build-9567</meta:generator>
    <meta:document-statistic meta:object-count="25"/>
  </office:meta>
</office:document-meta>
</file>